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paragraph-rsid="00107a8e"/>
    </style:style>
    <style:style style:name="P3" style:family="paragraph" style:parent-style-name="Heading_20_1" style:list-style-name=""/>
    <style:style style:name="P4" style:family="paragraph" style:parent-style-name="Heading_20_3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ackground-color="transparent" fo:keep-with-next="always">
        <style:tab-stops>
          <style:tab-stop style:position="17cm" style:type="right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Equation"/>
        <text:sequence-decl text:display-outline-level="2" text:separation-character="." text:name="Listing"/>
      </text:sequence-decls>
      <text:h text:style-name="P3" text:outline-level="1"><text:bookmark text:name="orgf6b669b"/><text:bookmark-start text:name="OrgXref.orgf6b669b"/>Doznání <text:bookmark-end text:name="OrgXref.orgf6b669b"/></text:h>
      <text:p text:style-name="Text_20_body">Já, Mgr Martina Rotreklová, čisté mysli a zdravého ducha, se tímto doznávám dobrovolně a z vlastní vůle k následujícím přestupkům proti zákonům lidským, božským a závodním: Přechovávání armády v době nuceného míru, spolupráce s teroristicko-fanatickou Sektou nesplněné pomsty, utajování informací o porušování pravidel závodu o /nejvyššího vůdce všeho učitelstva/ a systematické únosy svých politických protivníků. </text:p>
      <text:p text:style-name="P2">Jsem vinna.</text:p>
      <text:h text:style-name="P4" text:outline-level="3" text:is-list-header="true"><text:bookmark text:name="orga2252a8"/><text:bookmark-start text:name="OrgXref.orga2252a8"/>Svědectví <text:bookmark-end text:name="OrgXref.orga2252a8"/></text:h>
      <text:p text:style-name="Text_20_body">Vše začalo minulý rok. <text:span text:style-name="Emphasis">Mezinárodní Úřad Pro Úplnou a Asertivní Spolupráci</text:span> <text:span text:style-name="Emphasis">Spojených Sátů Místních i Zahraničních za Účelem Světového Míru, Obchodu a</text:span> <text:span text:style-name="Emphasis">Výměny Služeb</text:span> (dále M.Ú.Ú.A.S.S.S.M.Z.Ú.S.M.O.V.S.) vyhlásil dlouho očekávaný závod o <text:span text:style-name="T1">Nejvyššího vůdce všeho učitelstva</text:span>, post, který vítězi zajistí bezkonkurenční moc nad všemi učiteli, školami, universitami, učebnicemi, výukami, rozvrhy, jídelnami, tělocvičnami, školními uniformami, náboženskými vyznáními, právy a svobodami, technickými vybaveními, vojenskými silami, magickými schopnostmi a kulečníky spojenými s konceptem školy, vzdělání, výuky či žáků.</text:p>
      <text:p text:style-name="Text_20_body">Po příležitosti skočilo přes devět tisíc kantorů z celého světa, pár fiktivních postav, nějaká ta abstraktní personifikace a dokonce i jezevec. Každý, doslova každý byl zachycen do této zlaté sítě, včetně mě.</text:p>
      <text:p text:style-name="Text_20_body">Karlos Žebatý, majitel konglomerátu Monte Karlos se všemi jeho odnožemi jako Monte Karlos Někdeník, ŽebaTV<text:note text:id="ftn1" text:note-class="footnote"><text:note-citation>1</text:note-citation><text:note-body><text:p text:style-name="Footnote">Čti Žebatýví. </text:p></text:note-body></text:note>, Karlostudio 3 FM a podobně, se začal celou situací bedlivě zabývat. Do svého pravidelně náhodného televizního talk-show programu pozval tehdy nejlépe postaveného učitele - pana Radovana Langera. Několik dní po jejich rozhovoru zmizel pan Langer, čirou náhodou můj přímý nadřízený, a ačkoli svět (včetně mě) nevěděl kam, ocitl se v celách jisté paní Elišky Oslové, generální ředitelky ústavu pro duševně neschopné a kultovní hlavy Sekty nesplněné pomsty. Tam také zůstal přes půl roku.</text:p>
      <text:p text:style-name="Text_20_body">Oslová věřila, že učitelé se polepší ve svých přístupech k žákům, závodu a vesmíru vůbec. Dala nám čas na rozmyšlenou, žel marně.</text:p>
      <text:p text:style-name="Text_20_body">Někteří učitelé zformovali <text:span text:style-name="Emphasis">kantoří umělá společenství</text:span> - KUSy. Já sama jsem byla členem toho neznámějšího KUSu - Velké pětky. Ti z nás, kteří se přizpůsobili pravidlům závodu, na tom byli dobře. Pan Macháček, paní Ebbe, pan Rychnovský a další. Jiní - paní (čirou náhodou) kolegyně Záchelová či paní Lajdová a podobní - to nezvládli. Paní Záchelová, ku příkladu, se propadla do hlubin spodních desítek a paní Lajdová se odřízla od okolního světa, odmítla veškeré rozhovory, rozsáhlé kampaně a jiné zcela běžné věci, a v první dvacítce, tzv. Dvaceti statečných, se udržela jen silou čiré vůle přes vrtění hlav všech autorit na politiku.</text:p>
      <text:p text:style-name="Text_20_body">Můj pád do temnoty začal paní Pálkovskou, čirou náhodou mojí spolupracovnicí. Jako jedna z těch, kteří to hrubě nezvládli, paní Pálkovská se rozhodla získat potřebné body silou. Pravidla závodu tehdy ještě nijak nezakazovala vojenské střety mezi učiteli a paní Pálkovská využila situace. Napadla ostatní členy Dvaceti statečných v překvapivém útoku později nazvaném Oranžová okupace, pomocí mocných žoldáckých sil Modré klobouky.</text:p>
      <text:p text:style-name="Text_20_body">Velká pětka, jeden z mála KUSů, který jejímu útoku odolal, zformovala <text:span text:style-name="Emphasis">Větší pětku</text:span> jako odpověď na její vojenskou otázku. Bohužel, paní Pálkovská si v malicherné nadávce pořídila <text:span text:style-name="Emphasis">Pálkovská squad</text:span> a demagogickým argumentem vyzvala Větší pětku k boji.</text:p>
      <text:p text:style-name="Text_20_body">Oba tábory se střetly v historické bitvě u Nového Dilí. Paní Pálkovská, zrazená panem Macháčkem, čirou náhodou rovněž mým nadřízeným, se zřekla Modrých klobouků v jeho prospěch a hanbou opustila závod nadobro. Pan Macháček ale nedokázal svou nadváhu udržet a byl poražen. </text:p>
      <text:p text:style-name="Text_20_body">Můj osobní problém pramenil z nedostatku uznání. Je mi líto, že jsem se nechala slézt jedním ze smrtelných hříchů - neředěnou frustrací - ale moje taktické znalosti a dovednosti na poli dovedly Větší pětku ke zdárnému konci, zato mě takřka zrujnovaly.</text:p>
      <text:p text:style-name="Text_20_body">Paní Oslová, která cestou také unesla paní Horákovou, čirou náhodou mojí přítelkyni z práce a velitelkou Velké i Větší pětky, mi pak nabídla spolupráci.</text:p>
      <text:p text:style-name="Text_20_body">Všichni důležití učitelé, tj. Dvacet statečných, byli svoláni do <text:span text:style-name="T1">Der Weiderhohlle Flüsemschliessem</text:span><text:note text:id="ftn2" text:note-class="footnote"><text:note-citation>2</text:note-citation><text:note-body><text:p text:style-name="Footnote">Čti německy. </text:p></text:note-body></text:note>, <text:soft-page-break/>skromného sídla v Bavorsku, a přechovávání armád bylo zcela zakázáno, aby se zabránilo dalšímu zbytečnému prolévání inkoustu na celosvětové zprávy o vývoji bitev.</text:p>
      <text:p text:style-name="Text_20_body">Učitelům trvalo tři měsíce si uvědomit, že si nedělají srandu, a dostavit se na místo. Na letišti do Německa mě oslovila paní Oslová a spolčili jsme síly, ona z důvodů radikálně fanatických, já chladně kariéristických. Společně jsme začali unášet mou konkurenci z <text:span text:style-name="T1">Der Weiderhohlle Flüsemschliessem</text:span>.</text:p>
      <text:p text:style-name="Text_20_body">Monte Karlos Někdeník, jmenovitě šéfredaktor Alžběta Ašelová, čirou náhodou se mnou nijak nespřízněná, ale k naší smůle vyslala špičkového vyšetřovatele v utajení, sira Daniela Jonathana Pace<text:note text:id="ftn3" text:note-class="footnote"><text:note-citation>3</text:note-citation><text:note-body><text:p text:style-name="Footnote">Čti normálně. </text:p></text:note-body></text:note>. Zatímco jsme unášeli učitele za učitelem, nastražil na nás past ve studiu Monte Karlos. Odevzdal mě skupině KKL - organizaci pro dodržování pravidel závodu - za přechovávání vojenské síly, kterou jsem pana Pace a paní Oslovou chtěla zničit, než zničí oni mě. Sir Pace zahnal paní Oslovou s rukojmím na útěk, obě ale tragicky zahynuly v záhadném výbuchu.</text:p>
      <text:p text:style-name="Text_20_body">Zatímco, nalezeni živí a dostatečně zdraví (tělesně), aby mohli pokračovat v závodu, byli ostatní učitelé převezeni do <text:span text:style-name="T1">Der Weiderhohlle Flüsemschliessem</text:span>, já skončila v tajném vězeňském komplexu <text:span text:style-name="Emphasis">Omma Céb a la Sviña costa</text:span><text:note text:id="ftn4" text:note-class="footnote"><text:note-citation>4</text:note-citation><text:note-body><text:p text:style-name="Footnote">Nečti. </text:p></text:note-body></text:note>, kde nyní píši toto doznání a čekám trest za přestupky proti zákonu, závodu a slušnému chování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align="justify" style:justify-single-word="false" fo:text-indent="0.499cm" style:auto-text-indent="false" style:page-number="auto"/>
      <style:text-properties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 loext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 loext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 loext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 loext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>
      <style:paragraph-properties fo:margin-top="0cm" fo:margin-bottom="0.21cm" loext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loext:contextual-spacing="false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cm" style:rel-width="100%" fo:min-height="0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OrgFormula">
      <style:graphic-properties svg:x="0cm" svg:y="0cm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cm" svg:y="0cm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>0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</meta:initial-creator>
    <dc:date>2020-07-12T11:09:51.754291320</dc:date>
    <meta:creation-date>2020-07-12T11:02:43</meta:creation-date>
    <meta:generator>LibreOffice/6.0.7.3$Linux_X86_64 LibreOffice_project/00m0$Build-3</meta:generator>
    <meta:keyword/>
    <dc:subject/>
    <dc:title/>
    <meta:editing-duration>PT7M5S</meta:editing-duration>
    <meta:editing-cycles>2</meta:editing-cycles>
    <meta:document-statistic meta:table-count="0" meta:image-count="0" meta:object-count="0" meta:page-count="2" meta:paragraph-count="26" meta:word-count="804" meta:character-count="5441" meta:non-whitespace-character-count="4655"/>
  </office:meta>
</office:document-meta>
</file>